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a66" officeooo:paragraph-rsid="00098a66"/>
    </style:style>
    <style:style style:name="P2" style:family="paragraph" style:parent-style-name="Standard" style:list-style-name="L2">
      <style:text-properties officeooo:rsid="00098a66" officeooo:paragraph-rsid="00098a66"/>
    </style:style>
    <style:style style:name="P3" style:family="paragraph" style:parent-style-name="Standard" style:list-style-name="L2">
      <style:text-properties officeooo:paragraph-rsid="00098a66"/>
    </style:style>
    <style:style style:name="P4" style:family="paragraph" style:parent-style-name="Standard">
      <style:text-properties fo:color="#ce9178" style:font-name="Droid Sans Mono" fo:font-size="10.5pt" fo:font-weight="normal" officeooo:rsid="00098a66" officeooo:paragraph-rsid="00098a66" fo:background-color="#1e1e1e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98a66" officeooo:paragraph-rsid="00098a66" style:font-style-asian="italic" style:font-weight-asian="bold" style:font-style-complex="italic" style:font-weight-complex="bold"/>
    </style:style>
    <style:style style:name="T1" style:family="text">
      <style:text-properties officeooo:rsid="00098a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bajo Mi Portfolio María Teresa Grondona </text:p>
      <text:p text:style-name="P1"/>
      <text:p text:style-name="P1">Modificaciones realizadas en las páginas:</text:p>
      <text:p text:style-name="P1"/>
      <text:list xml:id="list4084407048" text:style-name="L2">
        <text:list-item>
          <text:p text:style-name="P3"><text:span text:style-name="T1">HTML: Agregue descripción “Introducción y presentación María Tersa Grondona, títulos y aptitudes”.</text:span></text:p>
          <text:p text:style-name="P3"><text:s text:c="14"/><text:span text:style-name="T1">Agregue keywords portfolio, ux/ui, coderhouse, trabajo fina, curriculum, maría teresa grondona, san pedro come, directv, prototipo, figma, direño ux/ui.</text:span></text:p>
          <text:p text:style-name="P2"><text:s text:c="14"/>Comprimí las imágenes.</text:p>
        </text:list-item>
        <text:list-item>
          <text:p text:style-name="P2">Portfolio: Agregue descripción “Presentación de trabajos finales de carreras Diseño UX/UI y Desarrollo Web”.</text:p>
          <text:p text:style-name="P2"><text:s text:c="16"/>Agregue keywords portfolio,ux/ui, coderhouse, desarrollo web, trabajo final, maría teresa grondona, san pedro come, directv, surprise, figma, prototipo.</text:p>
          <text:p text:style-name="P2"><text:s text:c="16"/>Comprimí imágenes.</text:p>
        </text:list-item>
        <text:list-item>
          <text:p text:style-name="P2">Estudios:</text:p>
          <text:p text:style-name="P2"><text:s text:c="16"/>Agregue descripción “María Teresa Grondona”</text:p>
          <text:p text:style-name="P2"><text:s text:c="16"/>Agregué keywords curriculum, maría teresa grondona, experiencia, aptitudes, contacto, estudios.</text:p>
          <text:p text:style-name="P2"><text:s text:c="16"/>Comprimí imagen</text:p>
        </text:list-item>
        <text:list-item>
          <text:p text:style-name="P2">Contacto:</text:p>
          <text:p text:style-name="P2"><text:s text:c="16"/>Agregue descripción “Formulario de contacto”</text:p>
          <text:p text:style-name="P2"><text:s text:c="16"/>Agregué keywords contacto, formulario, redes sociales, linkedin, behance, enviar mensaje.</text:p>
          <text:p text:style-name="P2"><text:s text:c="16"/>Agregué título Contacto.</text:p>
        </text:list-item>
        <text:list-item>
          <text:p text:style-name="P2">Estudios:</text:p>
          <text:p text:style-name="P2"><text:s text:c="15"/>Agregué descripción “Trabajo final UX Writing, Coderhouse, Surprise.</text:p>
          <text:p text:style-name="P2"><text:s text:c="15"/>Agregué keywords portfolio, UX/UI, UX Writing, trabajo final, marpia teresa grondona, surprise, portfolio, mobile figma.</text:p>
          <text:p text:style-name="P2"><text:s text:c="15"/>Agregué título Trabajo final UX Writing Surprise.</text:p>
          <text:p text:style-name="P2"/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0:10:21.313400197</meta:creation-date>
    <dc:date>2022-08-25T10:30:18.495113902</dc:date>
    <meta:editing-duration>PT27S</meta:editing-duration>
    <meta:editing-cycles>1</meta:editing-cycles>
    <meta:document-statistic meta:table-count="0" meta:image-count="0" meta:object-count="0" meta:page-count="1" meta:paragraph-count="21" meta:word-count="166" meta:character-count="1428" meta:non-whitespace-character-count="1099"/>
    <meta:generator>LibreOffice/6.4.7.2$Linux_X86_64 LibreOffice_project/40$Build-2</meta:generator>
  </office:meta>
</office:document-meta>
</file>